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1"/>
    </style:style>
    <style:style style:name="ce8" style:family="table-cell" style:parent-style-name="Default"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00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" style:family="text">
      <style:text-properties style:text-position="sub"/>
    </style:style>
    <style:style style:name="T3" style:family="text">
      <style:text-properties style:font-name="Arial"/>
    </style:style>
  </office:automatic-styles>
  <office:body>
    <office:spreadsheet>
      <table:table table:name="Scatter_diagram" table:style-name="ta1" table:print="false">
        <table:shapes>
          <draw:frame draw:z-index="0" draw:style-name="gr1" draw:text-style-name="P1" svg:width="316.18pt" svg:height="214.58pt" svg:x="512.11pt" svg:y="0pt">
            <loext:p draw:notify-on-update-of-ranges="Scatter_diagram.A11:Scatter_diagram.A32 Scatter_diagram.B10:Scatter_diagram.B10 Scatter_diagram.B11:Scatter_diagram.B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6.14pt" svg:height="243.95pt" svg:x="512.11pt" svg:y="422.39pt">
            <loext:p draw:notify-on-update-of-ranges="Scatter_diagram.A37:Scatter_diagram.A55 Scatter_diagram.B36:Scatter_diagram.B36 Scatter_diagram.B37:Scatter_diagram.B5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catter Diagram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(make r value blank to create random chart) 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=-1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=0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R=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formula="of:=ROWS([Scatter_diagram.A11:.A32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ce3" office:value-type="float" office:value="-0.99" calcext:value-type="float">
            <text:p>-0.99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/x2</text:p>
          </table:table-cell>
          <table:table-cell/>
          <table:table-cell office:value-type="string" calcext:value-type="string">
            <text:p>Correlation <text:span text:style-name="T1">r</text:span></text:p>
          </table:table-cell>
          <table:table-cell table:formula="of:=CORREL([.A11:.A32]; [.B11:.B32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]/[.C11]" office:value-type="float" office:value="-4.04040404040404" calcext:value-type="float">
            <text:p>-4.0404040404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/[.C12]" office:value-type="float" office:value="-2.02020202020202" calcext:value-type="float">
            <text:p>-2.0202020202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]/[.C13]" office:value-type="float" office:value="-9.09090909090909" calcext:value-type="float">
            <text:p>-9.0909090909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4]/[.C14]" office:value-type="float" office:value="-6.06060606060606" calcext:value-type="float">
            <text:p>-6.0606060606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]/[.C15]" office:value-type="float" office:value="-2.02020202020202" calcext:value-type="float">
            <text:p>-2.0202020202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6]/[.C16]" office:value-type="float" office:value="-9.09090909090909" calcext:value-type="float">
            <text:p>-9.0909090909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/[.C17]" office:value-type="float" office:value="-1.01010101010101" calcext:value-type="float">
            <text:p>-1.0101010101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8]/[.C18]" office:value-type="float" office:value="-10.1010101010101" calcext:value-type="float">
            <text:p>-10.101010101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9]/[.C19]" office:value-type="float" office:value="-5.05050505050505" calcext:value-type="float">
            <text:p>-5.0505050505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0]/[.C20]" office:value-type="float" office:value="-8.08080808080808" calcext:value-type="float">
            <text:p>-8.0808080808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1]/[.C21]" office:value-type="float" office:value="-7.07070707070707" calcext:value-type="float">
            <text:p>-7.0707070707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2]/[.C22]" office:value-type="float" office:value="-9.09090909090909" calcext:value-type="float">
            <text:p>-9.0909090909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]/[.C23]" office:value-type="float" office:value="-2.02020202020202" calcext:value-type="float">
            <text:p>-2.0202020202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4]/[.C24]" office:value-type="float" office:value="-6.06060606060606" calcext:value-type="float">
            <text:p>-6.0606060606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5]/[.C25]" office:value-type="float" office:value="-3.03030303030303" calcext:value-type="float">
            <text:p>-3.0303030303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6]/[.C26]" office:value-type="float" office:value="-9.09090909090909" calcext:value-type="float">
            <text:p>-9.0909090909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7]/[.C27]" office:value-type="float" office:value="-4.04040404040404" calcext:value-type="float">
            <text:p>-4.0404040404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8]/[.C28]" office:value-type="float" office:value="-6.06060606060606" calcext:value-type="float">
            <text:p>-6.0606060606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9]/[.C29]" office:value-type="float" office:value="-6.06060606060606" calcext:value-type="float">
            <text:p>-6.0606060606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0]/[.C30]" office:value-type="float" office:value="-6.06060606060606" calcext:value-type="float">
            <text:p>-6.0606060606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1]/[.C31]" office:value-type="float" office:value="-6.06060606060606" calcext:value-type="float">
            <text:p>-6.0606060606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2]/[.C32]" office:value-type="float" office:value="-8.08080808080808" calcext:value-type="float">
            <text:p>-8.0808080808</text:p>
          </table:table-cell>
          <table:table-cell table:formula="of:=IF(ISBLANK([.$B$8]); ROUND(RAND()*10; 2); [.$B$8])" office:value-type="float" office:value="-0.99" calcext:value-type="float">
            <text:p>-0.99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3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rrelation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ce4"/>
        <table:table-row table:style-name="ro1">
          <table:table-cell table:style-name="ce4" office:value-type="string" calcext:value-type="string">
            <text:p>Types</text:p>
          </table:table-cell>
          <table:table-cell table:style-name="ce4"/>
          <table:table-cell table:style-name="Default"/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ivariat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ultivariat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4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Bivariate</text:p>
          </table:table-cell>
          <table:table-cell table:style-name="ce4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orrelation</text:p>
          </table:table-cell>
          <table:table-cell table:style-name="ce6" table:formula="of:=CORREL([.B8:.B30]; [.C8:.C30])" office:value-type="float" office:value="0.114321843834915" calcext:value-type="float">
            <text:p>0.1143218438</text:p>
          </table:table-cell>
          <table:table-cell/>
        </table:table-row>
        <table:table-row table:style-name="ro1">
          <table:table-cell/>
          <table:table-cell office:value-type="float" office:value="4.05" calcext:value-type="float">
            <text:p>4.05</text:p>
          </table:table-cell>
          <table:table-cell office:value-type="float" office:value="5.82" calcext:value-type="float">
            <text:p>5.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69" calcext:value-type="float">
            <text:p>5.69</text:p>
          </table:table-cell>
          <table:table-cell office:value-type="float" office:value="3.71" calcext:value-type="float">
            <text:p>3.71</text:p>
          </table:table-cell>
          <table:table-cell/>
          <table:table-cell table:style-name="ce4" office:value-type="string" calcext:value-type="string">
            <text:p>Correlation tes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H<text:span text:style-name="T2">0</text:span></text:p>
          </table:table-cell>
          <table:table-cell table:style-name="ce7" office:value-type="string" calcext:value-type="string">
            <text:p><text:span text:style-name="T3">rho</text:span> = 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5.28" calcext:value-type="float">
            <text:p>5.28</text:p>
          </table:table-cell>
          <table:table-cell office:value-type="float" office:value="9.26" calcext:value-type="float">
            <text:p>9.26</text:p>
          </table:table-cell>
          <table:table-cell/>
          <table:table-cell office:value-type="string" calcext:value-type="string">
            <text:p>DoF</text:p>
          </table:table-cell>
          <table:table-cell table:formula="of:=ROWS([.B8:.B30])-1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5.08" calcext:value-type="float">
            <text:p>5.08</text:p>
          </table:table-cell>
          <table:table-cell office:value-type="float" office:value="6.42" calcext:value-type="float">
            <text:p>6.42</text:p>
          </table:table-cell>
          <table:table-cell/>
          <table:table-cell table:style-name="ce5" office:value-type="string" calcext:value-type="string">
            <text:p>t</text:p>
          </table:table-cell>
          <table:table-cell table:style-name="ce8" table:formula="of:=([.F7]^2)*SQRT((ROWS([.B8:.B30])-2)/(1-[.F7]^2))" office:value-type="float" office:value="0.0602871563319806" calcext:value-type="float">
            <text:p>0.0602871563</text:p>
          </table:table-cell>
          <table:table-cell/>
        </table:table-row>
        <table:table-row table:style-name="ro1">
          <table:table-cell/>
          <table:table-cell office:value-type="float" office:value="8.32" calcext:value-type="float">
            <text:p>8.32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string" calcext:value-type="string">
            <text:p>t critical</text:p>
          </table:table-cell>
          <table:table-cell table:formula="of:=TINV(0.05; [.F14])" office:value-type="float" office:value="2.07387306790403" calcext:value-type="float">
            <text:p>2.0738730679</text:p>
          </table:table-cell>
          <table:table-cell table:style-name="Default"/>
        </table:table-row>
        <table:table-row table:style-name="ro1">
          <table:table-cell/>
          <table:table-cell office:value-type="float" office:value="3.09" calcext:value-type="float">
            <text:p>3.09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string" calcext:value-type="string">
            <text:p>P-Value</text:p>
          </table:table-cell>
          <table:table-cell table:formula="of:=LEGACY.TDIST([.F15]; [.F14]; 1)" office:value-type="float" office:value="0.476235622416027" calcext:value-type="float">
            <text:p>0.4762356224</text:p>
          </table:table-cell>
          <table:table-cell table:style-name="Default"/>
        </table:table-row>
        <table:table-row table:style-name="ro1">
          <table:table-cell/>
          <table:table-cell office:value-type="float" office:value="3.37" calcext:value-type="float">
            <text:p>3.37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8.37" calcext:value-type="float">
            <text:p>8.37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string" calcext:value-type="string">
            <text:p>Inference</text:p>
          </table:table-cell>
          <table:table-cell table:style-name="ce9" table:formula="of:=IF([.F15] &lt;[.F16]; &quot;Accept Null Hypo.&quot;; &quot;Accept Alternative Hypo.&quot;)" office:value-type="string" office:string-value="Accept Null Hypo." calcext:value-type="string">
            <text:p>Accept Null Hypo.</text:p>
          </table:table-cell>
          <table:table-cell table:style-name="Default"/>
        </table:table-row>
        <table:table-row table:style-name="ro1">
          <table:table-cell/>
          <table:table-cell office:value-type="float" office:value="7.65" calcext:value-type="float">
            <text:p>7.65</text:p>
          </table:table-cell>
          <table:table-cell office:value-type="float" office:value="6.65" calcext:value-type="float">
            <text:p>6.6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3.64" calcext:value-type="float">
            <text:p>3.64</text:p>
          </table:table-cell>
          <table:table-cell office:value-type="float" office:value="9.04" calcext:value-type="float">
            <text:p>9.04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4.42" calcext:value-type="float">
            <text:p>4.42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4.21" calcext:value-type="float">
            <text:p>4.21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.14" calcext:value-type="float">
            <text:p>1.14</text:p>
          </table:table-cell>
          <table:table-cell office:value-type="float" office:value="4.57" calcext:value-type="float">
            <text:p>4.57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.32" calcext:value-type="float">
            <text:p>1.32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4.24" calcext:value-type="float">
            <text:p>4.24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8.23" calcext:value-type="float">
            <text:p>8.23</text:p>
          </table:table-cell>
          <table:table-cell office:value-type="float" office:value="2.11" calcext:value-type="float">
            <text:p>2.11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7.85" calcext:value-type="float">
            <text:p>7.8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8.69" calcext:value-type="float">
            <text:p>8.69</text:p>
          </table:table-cell>
          <table:table-cell office:value-type="float" office:value="8.18" calcext:value-type="float">
            <text:p>8.18</text:p>
          </table:table-cell>
          <table:table-cell table:number-columns-repeated="3"/>
          <table:table-cell table:style-name="Default"/>
        </table:table-row>
      </table:table>
      <table:table table:name="Multivariate_cor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4">
          <table:table-cell table:number-columns-repeated="10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/>
          <table:table-cell table:style-name="ce4" office:value-type="string" calcext:value-type="string">
            <text:p>Covariance Matrix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7381719695404" calcext:value-type="float">
            <text:p>0.4273817197</text:p>
          </table:table-cell>
          <table:table-cell office:value-type="float" office:value="0.457013312494382" calcext:value-type="float">
            <text:p>0.4570133125</text:p>
          </table:table-cell>
          <table:table-cell office:value-type="float" office:value="0.630292129702866" calcext:value-type="float">
            <text:p>0.6302921297</text:p>
          </table:table-cell>
          <table:table-cell office:value-type="float" office:value="0.748130144318566" calcext:value-type="float">
            <text:p>0.7481301443</text:p>
          </table:table-cell>
          <table:table-cell/>
          <table:table-cell table:style-name="ce6" table:number-matrix-columns-spanned="4" table:number-matrix-rows-spanned="4" table:formula="of:=MMULT(TRANSPOSE([Multivariate_cor.B3:.E31]-[Multivariate_cor.B33:.E33]); [Multivariate_cor.B3:.E31]-[Multivariate_cor.B33:.E33])/(ROWS([Multivariate_cor.B3:.B31])-1)" office:value-type="float" office:value="0.0528795071785323" calcext:value-type="float">
            <text:p>0.0528795072</text:p>
          </table:table-cell>
          <table:table-cell table:style-name="ce6" office:value-type="float" office:value="0.0274235989019559" calcext:value-type="float">
            <text:p>0.0274235989</text:p>
          </table:table-cell>
          <table:table-cell table:style-name="ce6" office:value-type="float" office:value="-0.0111118583057149" calcext:value-type="float">
            <text:p>-0.0111118583</text:p>
          </table:table-cell>
          <table:table-cell table:style-name="ce6" office:value-type="float" office:value="-0.0105522595063015" calcext:value-type="float">
            <text:p>-0.0105522595</text:p>
          </table:table-cell>
        </table:table-row>
        <table:table-row table:style-name="ro1">
          <table:table-cell/>
          <table:table-cell office:value-type="float" office:value="0.775656181853265" calcext:value-type="float">
            <text:p>0.7756561819</text:p>
          </table:table-cell>
          <table:table-cell office:value-type="float" office:value="0.869451543781906" calcext:value-type="float">
            <text:p>0.8694515438</text:p>
          </table:table-cell>
          <table:table-cell office:value-type="float" office:value="0.653643332188949" calcext:value-type="float">
            <text:p>0.6536433322</text:p>
          </table:table-cell>
          <table:table-cell office:value-type="float" office:value="0.331596564035863" calcext:value-type="float">
            <text:p>0.331596564</text:p>
          </table:table-cell>
          <table:table-cell/>
          <table:table-cell table:style-name="ce6" office:value-type="float" office:value="0.0274235989019559" calcext:value-type="float">
            <text:p>0.0274235989</text:p>
          </table:table-cell>
          <table:table-cell table:style-name="ce6" office:value-type="float" office:value="0.0820645188404894" calcext:value-type="float">
            <text:p>0.0820645188</text:p>
          </table:table-cell>
          <table:table-cell table:style-name="ce6" office:value-type="float" office:value="0.00881569100998871" calcext:value-type="float">
            <text:p>0.008815691</text:p>
          </table:table-cell>
          <table:table-cell table:style-name="ce6" office:value-type="float" office:value="0.00128137602178225" calcext:value-type="float">
            <text:p>0.001281376</text:p>
          </table:table-cell>
        </table:table-row>
        <table:table-row table:style-name="ro1">
          <table:table-cell/>
          <table:table-cell office:value-type="float" office:value="0.665919997030869" calcext:value-type="float">
            <text:p>0.665919997</text:p>
          </table:table-cell>
          <table:table-cell office:value-type="float" office:value="0.958595958305523" calcext:value-type="float">
            <text:p>0.9585959583</text:p>
          </table:table-cell>
          <table:table-cell office:value-type="float" office:value="0.569234665948898" calcext:value-type="float">
            <text:p>0.5692346659</text:p>
          </table:table-cell>
          <table:table-cell office:value-type="float" office:value="0.787955124629661" calcext:value-type="float">
            <text:p>0.7879551246</text:p>
          </table:table-cell>
          <table:table-cell/>
          <table:table-cell table:style-name="ce6" office:value-type="float" office:value="-0.0111118583057149" calcext:value-type="float">
            <text:p>-0.0111118583</text:p>
          </table:table-cell>
          <table:table-cell table:style-name="ce6" office:value-type="float" office:value="0.00881569100998871" calcext:value-type="float">
            <text:p>0.008815691</text:p>
          </table:table-cell>
          <table:table-cell table:style-name="ce6" office:value-type="float" office:value="0.0819323626877171" calcext:value-type="float">
            <text:p>0.0819323627</text:p>
          </table:table-cell>
          <table:table-cell table:style-name="ce6" office:value-type="float" office:value="0.0233562677843802" calcext:value-type="float">
            <text:p>0.0233562678</text:p>
          </table:table-cell>
        </table:table-row>
        <table:table-row table:style-name="ro1">
          <table:table-cell/>
          <table:table-cell office:value-type="float" office:value="0.413838204462081" calcext:value-type="float">
            <text:p>0.4138382045</text:p>
          </table:table-cell>
          <table:table-cell office:value-type="float" office:value="0.602469755569473" calcext:value-type="float">
            <text:p>0.6024697556</text:p>
          </table:table-cell>
          <table:table-cell office:value-type="float" office:value="0.994475503917784" calcext:value-type="float">
            <text:p>0.9944755039</text:p>
          </table:table-cell>
          <table:table-cell office:value-type="float" office:value="0.420119588961825" calcext:value-type="float">
            <text:p>0.420119589</text:p>
          </table:table-cell>
          <table:table-cell/>
          <table:table-cell table:style-name="ce6" office:value-type="float" office:value="-0.0105522595063015" calcext:value-type="float">
            <text:p>-0.0105522595</text:p>
          </table:table-cell>
          <table:table-cell table:style-name="ce6" office:value-type="float" office:value="0.00128137602178225" calcext:value-type="float">
            <text:p>0.001281376</text:p>
          </table:table-cell>
          <table:table-cell table:style-name="ce6" office:value-type="float" office:value="0.0233562677843802" calcext:value-type="float">
            <text:p>0.0233562678</text:p>
          </table:table-cell>
          <table:table-cell table:style-name="ce6" office:value-type="float" office:value="0.0760759114909813" calcext:value-type="float">
            <text:p>0.0760759115</text:p>
          </table:table-cell>
        </table:table-row>
        <table:table-row table:style-name="ro1">
          <table:table-cell/>
          <table:table-cell office:value-type="float" office:value="0.289264898980036" calcext:value-type="float">
            <text:p>0.289264899</text:p>
          </table:table-cell>
          <table:table-cell office:value-type="float" office:value="0.894474477740005" calcext:value-type="float">
            <text:p>0.8944744777</text:p>
          </table:table-cell>
          <table:table-cell office:value-type="float" office:value="0.875449428800494" calcext:value-type="float">
            <text:p>0.8754494288</text:p>
          </table:table-cell>
          <table:table-cell office:value-type="float" office:value="0.624440950341523" calcext:value-type="float">
            <text:p>0.6244409503</text:p>
          </table:table-cell>
          <table:table-cell/>
          <table:table-cell table:style-name="ce4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6858635563403" calcext:value-type="float">
            <text:p>0.6168586356</text:p>
          </table:table-cell>
          <table:table-cell office:value-type="float" office:value="0.8699766616337" calcext:value-type="float">
            <text:p>0.8699766616</text:p>
          </table:table-cell>
          <table:table-cell office:value-type="float" office:value="0.500342648942024" calcext:value-type="float">
            <text:p>0.5003426489</text:p>
          </table:table-cell>
          <table:table-cell office:value-type="float" office:value="0.945275912759826" calcext:value-type="float">
            <text:p>0.9452759128</text:p>
          </table:table-cell>
          <table:table-cell/>
          <table:table-cell table:style-name="ce6" table:number-matrix-columns-spanned="4" table:number-matrix-rows-spanned="4" table:formula="of:=MMULT(TRANSPOSE([Multivariate_cor.B34:.E34]); [Multivariate_cor.B34:.E34])" office:value-type="float" office:value="0.0528795071785323" calcext:value-type="float">
            <text:p>0.0528795072</text:p>
          </table:table-cell>
          <table:table-cell table:style-name="ce6" office:value-type="float" office:value="0.0658751190748712" calcext:value-type="float">
            <text:p>0.0658751191</text:p>
          </table:table-cell>
          <table:table-cell table:style-name="ce6" office:value-type="float" office:value="0.0658220552770821" calcext:value-type="float">
            <text:p>0.0658220553</text:p>
          </table:table-cell>
          <table:table-cell table:style-name="ce6" office:value-type="float" office:value="0.0634259939441293" calcext:value-type="float">
            <text:p>0.0634259939</text:p>
          </table:table-cell>
        </table:table-row>
        <table:table-row table:style-name="ro1">
          <table:table-cell/>
          <table:table-cell office:value-type="float" office:value="0.576484072254971" calcext:value-type="float">
            <text:p>0.5764840723</text:p>
          </table:table-cell>
          <table:table-cell office:value-type="float" office:value="0.274452275363728" calcext:value-type="float">
            <text:p>0.2744522754</text:p>
          </table:table-cell>
          <table:table-cell office:value-type="float" office:value="0.719300041906536" calcext:value-type="float">
            <text:p>0.7193000419</text:p>
          </table:table-cell>
          <table:table-cell office:value-type="float" office:value="0.449803985189647" calcext:value-type="float">
            <text:p>0.4498039852</text:p>
          </table:table-cell>
          <table:table-cell/>
          <table:table-cell table:style-name="ce6" office:value-type="float" office:value="0.0658751190748712" calcext:value-type="float">
            <text:p>0.0658751191</text:p>
          </table:table-cell>
          <table:table-cell table:style-name="ce6" office:value-type="float" office:value="0.0820645188404894" calcext:value-type="float">
            <text:p>0.0820645188</text:p>
          </table:table-cell>
          <table:table-cell table:style-name="ce6" office:value-type="float" office:value="0.0819984141397379" calcext:value-type="float">
            <text:p>0.0819984141</text:p>
          </table:table-cell>
          <table:table-cell table:style-name="ce6" office:value-type="float" office:value="0.0790134993014424" calcext:value-type="float">
            <text:p>0.0790134993</text:p>
          </table:table-cell>
        </table:table-row>
        <table:table-row table:style-name="ro1">
          <table:table-cell/>
          <table:table-cell office:value-type="float" office:value="0.676716448040679" calcext:value-type="float">
            <text:p>0.676716448</text:p>
          </table:table-cell>
          <table:table-cell office:value-type="float" office:value="0.554930716054514" calcext:value-type="float">
            <text:p>0.5549307161</text:p>
          </table:table-cell>
          <table:table-cell office:value-type="float" office:value="0.786357069620863" calcext:value-type="float">
            <text:p>0.7863570696</text:p>
          </table:table-cell>
          <table:table-cell office:value-type="float" office:value="0.150457848561928" calcext:value-type="float">
            <text:p>0.1504578486</text:p>
          </table:table-cell>
          <table:table-cell/>
          <table:table-cell table:style-name="ce6" office:value-type="float" office:value="0.0658220552770821" calcext:value-type="float">
            <text:p>0.0658220553</text:p>
          </table:table-cell>
          <table:table-cell table:style-name="ce6" office:value-type="float" office:value="0.0819984141397379" calcext:value-type="float">
            <text:p>0.0819984141</text:p>
          </table:table-cell>
          <table:table-cell table:style-name="ce6" office:value-type="float" office:value="0.0819323626877172" calcext:value-type="float">
            <text:p>0.0819323627</text:p>
          </table:table-cell>
          <table:table-cell table:style-name="ce6" office:value-type="float" office:value="0.0789498522612788" calcext:value-type="float">
            <text:p>0.0789498523</text:p>
          </table:table-cell>
        </table:table-row>
        <table:table-row table:style-name="ro1">
          <table:table-cell/>
          <table:table-cell office:value-type="float" office:value="0.585979535244405" calcext:value-type="float">
            <text:p>0.5859795352</text:p>
          </table:table-cell>
          <table:table-cell office:value-type="float" office:value="0.207241103285924" calcext:value-type="float">
            <text:p>0.2072411033</text:p>
          </table:table-cell>
          <table:table-cell office:value-type="float" office:value="0.494524496141821" calcext:value-type="float">
            <text:p>0.4945244961</text:p>
          </table:table-cell>
          <table:table-cell office:value-type="float" office:value="0.825114875799045" calcext:value-type="float">
            <text:p>0.8251148758</text:p>
          </table:table-cell>
          <table:table-cell/>
          <table:table-cell table:style-name="ce6" office:value-type="float" office:value="0.0634259939441293" calcext:value-type="float">
            <text:p>0.0634259939</text:p>
          </table:table-cell>
          <table:table-cell table:style-name="ce6" office:value-type="float" office:value="0.0790134993014424" calcext:value-type="float">
            <text:p>0.0790134993</text:p>
          </table:table-cell>
          <table:table-cell table:style-name="ce6" office:value-type="float" office:value="0.0789498522612788" calcext:value-type="float">
            <text:p>0.0789498523</text:p>
          </table:table-cell>
          <table:table-cell table:style-name="ce6" office:value-type="float" office:value="0.0760759114909813" calcext:value-type="float">
            <text:p>0.0760759115</text:p>
          </table:table-cell>
        </table:table-row>
        <table:table-row table:style-name="ro1">
          <table:table-cell/>
          <table:table-cell office:value-type="float" office:value="0.0670368801802397" calcext:value-type="float">
            <text:p>0.0670368802</text:p>
          </table:table-cell>
          <table:table-cell office:value-type="float" office:value="0.587497116765007" calcext:value-type="float">
            <text:p>0.5874971168</text:p>
          </table:table-cell>
          <table:table-cell office:value-type="float" office:value="0.568195491330698" calcext:value-type="float">
            <text:p>0.5681954913</text:p>
          </table:table-cell>
          <table:table-cell office:value-type="float" office:value="0.356688075466081" calcext:value-type="float">
            <text:p>0.3566880755</text:p>
          </table:table-cell>
          <table:table-cell/>
          <table:table-cell table:style-name="ce4" office:value-type="string" calcext:value-type="string">
            <text:p>Correlation Matrix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95229302719235" calcext:value-type="float">
            <text:p>0.0295229303</text:p>
          </table:table-cell>
          <table:table-cell office:value-type="float" office:value="0.764179971069098" calcext:value-type="float">
            <text:p>0.7641799711</text:p>
          </table:table-cell>
          <table:table-cell office:value-type="float" office:value="0.812407776713371" calcext:value-type="float">
            <text:p>0.8124077767</text:p>
          </table:table-cell>
          <table:table-cell office:value-type="float" office:value="0.866337025538087" calcext:value-type="float">
            <text:p>0.8663370255</text:p>
          </table:table-cell>
          <table:table-cell/>
          <table:table-cell table:style-name="ce6" table:number-matrix-columns-spanned="4" table:number-matrix-rows-spanned="4" table:formula="of:=[Multivariate_cor.G3:.J6]/[Multivariate_cor.G8:.J11]" office:value-type="float" office:value="1" calcext:value-type="float">
            <text:p>1</text:p>
          </table:table-cell>
          <table:table-cell table:style-name="ce6" office:value-type="float" office:value="0.416296764045121" calcext:value-type="float">
            <text:p>0.416296764</text:p>
          </table:table-cell>
          <table:table-cell table:style-name="ce6" office:value-type="float" office:value="-0.168816641457621" calcext:value-type="float">
            <text:p>-0.1688166415</text:p>
          </table:table-cell>
          <table:table-cell table:style-name="ce6" office:value-type="float" office:value="-0.166371212339168" calcext:value-type="float">
            <text:p>-0.1663712123</text:p>
          </table:table-cell>
        </table:table-row>
        <table:table-row table:style-name="ro1">
          <table:table-cell/>
          <table:table-cell office:value-type="float" office:value="0.266354960389435" calcext:value-type="float">
            <text:p>0.2663549604</text:p>
          </table:table-cell>
          <table:table-cell office:value-type="float" office:value="0.210536973550916" calcext:value-type="float">
            <text:p>0.2105369736</text:p>
          </table:table-cell>
          <table:table-cell office:value-type="float" office:value="0.984387143980712" calcext:value-type="float">
            <text:p>0.984387144</text:p>
          </table:table-cell>
          <table:table-cell office:value-type="float" office:value="0.356756469234824" calcext:value-type="float">
            <text:p>0.3567564692</text:p>
          </table:table-cell>
          <table:table-cell/>
          <table:table-cell table:style-name="ce6" office:value-type="float" office:value="0.416296764045121" calcext:value-type="float">
            <text:p>0.41629676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07510506178393" calcext:value-type="float">
            <text:p>0.1075105062</text:p>
          </table:table-cell>
          <table:table-cell table:style-name="ce6" office:value-type="float" office:value="0.0162171784962175" calcext:value-type="float">
            <text:p>0.0162171785</text:p>
          </table:table-cell>
        </table:table-row>
        <table:table-row table:style-name="ro1">
          <table:table-cell/>
          <table:table-cell office:value-type="float" office:value="0.465145262656733" calcext:value-type="float">
            <text:p>0.4651452627</text:p>
          </table:table-cell>
          <table:table-cell office:value-type="float" office:value="0.239953256445006" calcext:value-type="float">
            <text:p>0.2399532564</text:p>
          </table:table-cell>
          <table:table-cell office:value-type="float" office:value="0.901199269108474" calcext:value-type="float">
            <text:p>0.9011992691</text:p>
          </table:table-cell>
          <table:table-cell office:value-type="float" office:value="0.899978192755953" calcext:value-type="float">
            <text:p>0.8999781928</text:p>
          </table:table-cell>
          <table:table-cell/>
          <table:table-cell table:style-name="ce6" office:value-type="float" office:value="-0.168816641457621" calcext:value-type="float">
            <text:p>-0.1688166415</text:p>
          </table:table-cell>
          <table:table-cell table:style-name="ce6" office:value-type="float" office:value="0.107510506178393" calcext:value-type="float">
            <text:p>0.107510506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95836750993331" calcext:value-type="float">
            <text:p>0.295836751</text:p>
          </table:table-cell>
        </table:table-row>
        <table:table-row table:style-name="ro1">
          <table:table-cell/>
          <table:table-cell office:value-type="float" office:value="0.856257449137047" calcext:value-type="float">
            <text:p>0.8562574491</text:p>
          </table:table-cell>
          <table:table-cell office:value-type="float" office:value="0.989966554101557" calcext:value-type="float">
            <text:p>0.9899665541</text:p>
          </table:table-cell>
          <table:table-cell office:value-type="float" office:value="0.467354656895623" calcext:value-type="float">
            <text:p>0.4673546569</text:p>
          </table:table-cell>
          <table:table-cell office:value-type="float" office:value="0.0929816395509988" calcext:value-type="float">
            <text:p>0.0929816396</text:p>
          </table:table-cell>
          <table:table-cell/>
          <table:table-cell table:style-name="ce6" office:value-type="float" office:value="-0.166371212339168" calcext:value-type="float">
            <text:p>-0.1663712123</text:p>
          </table:table-cell>
          <table:table-cell table:style-name="ce6" office:value-type="float" office:value="0.0162171784962175" calcext:value-type="float">
            <text:p>0.0162171785</text:p>
          </table:table-cell>
          <table:table-cell table:style-name="ce6" office:value-type="float" office:value="0.295836750993331" calcext:value-type="float">
            <text:p>0.29583675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528756671585143" calcext:value-type="float">
            <text:p>0.5287566716</text:p>
          </table:table-cell>
          <table:table-cell office:value-type="float" office:value="0.81937655992806" calcext:value-type="float">
            <text:p>0.8193765599</text:p>
          </table:table-cell>
          <table:table-cell office:value-type="float" office:value="0.853127424139529" calcext:value-type="float">
            <text:p>0.8531274241</text:p>
          </table:table-cell>
          <table:table-cell office:value-type="float" office:value="0.706250778865069" calcext:value-type="float">
            <text:p>0.70625077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27261907840148" calcext:value-type="float">
            <text:p>0.4272619078</text:p>
          </table:table-cell>
          <table:table-cell office:value-type="float" office:value="0.708659625612199" calcext:value-type="float">
            <text:p>0.7086596256</text:p>
          </table:table-cell>
          <table:table-cell office:value-type="float" office:value="0.898391390684992" calcext:value-type="float">
            <text:p>0.8983913907</text:p>
          </table:table-cell>
          <table:table-cell office:value-type="float" office:value="0.0695459756534547" calcext:value-type="float">
            <text:p>0.06954597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69255174789578" calcext:value-type="float">
            <text:p>0.2692551748</text:p>
          </table:table-cell>
          <table:table-cell office:value-type="float" office:value="0.179575515910983" calcext:value-type="float">
            <text:p>0.1795755159</text:p>
          </table:table-cell>
          <table:table-cell office:value-type="float" office:value="0.238094184547663" calcext:value-type="float">
            <text:p>0.2380941845</text:p>
          </table:table-cell>
          <table:table-cell office:value-type="float" office:value="0.477189073339105" calcext:value-type="float">
            <text:p>0.47718907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06548553612083" calcext:value-type="float">
            <text:p>0.4065485536</text:p>
          </table:table-cell>
          <table:table-cell office:value-type="float" office:value="0.478845439618453" calcext:value-type="float">
            <text:p>0.4788454396</text:p>
          </table:table-cell>
          <table:table-cell office:value-type="float" office:value="0.67192654311657" calcext:value-type="float">
            <text:p>0.6719265431</text:p>
          </table:table-cell>
          <table:table-cell office:value-type="float" office:value="0.941272570285946" calcext:value-type="float">
            <text:p>0.94127257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07191831804812" calcext:value-type="float">
            <text:p>0.0607191832</text:p>
          </table:table-cell>
          <table:table-cell office:value-type="float" office:value="0.265260860556737" calcext:value-type="float">
            <text:p>0.2652608606</text:p>
          </table:table-cell>
          <table:table-cell office:value-type="float" office:value="0.664615070912987" calcext:value-type="float">
            <text:p>0.6646150709</text:p>
          </table:table-cell>
          <table:table-cell office:value-type="float" office:value="0.423209935892373" calcext:value-type="float">
            <text:p>0.42320993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94839774817228" calcext:value-type="float">
            <text:p>0.3948397748</text:p>
          </table:table-cell>
          <table:table-cell office:value-type="float" office:value="0.286287921248004" calcext:value-type="float">
            <text:p>0.2862879212</text:p>
          </table:table-cell>
          <table:table-cell office:value-type="float" office:value="0.296125511871651" calcext:value-type="float">
            <text:p>0.2961255119</text:p>
          </table:table-cell>
          <table:table-cell office:value-type="float" office:value="0.239715985488147" calcext:value-type="float">
            <text:p>0.23971598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59586265590042" calcext:value-type="float">
            <text:p>0.5595862656</text:p>
          </table:table-cell>
          <table:table-cell office:value-type="float" office:value="0.262513738125563" calcext:value-type="float">
            <text:p>0.2625137381</text:p>
          </table:table-cell>
          <table:table-cell office:value-type="float" office:value="0.0374110697302967" calcext:value-type="float">
            <text:p>0.0374110697</text:p>
          </table:table-cell>
          <table:table-cell office:value-type="float" office:value="0.390377186471596" calcext:value-type="float">
            <text:p>0.39037718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55287887481973" calcext:value-type="float">
            <text:p>0.9552878875</text:p>
          </table:table-cell>
          <table:table-cell office:value-type="float" office:value="0.912949412129819" calcext:value-type="float">
            <text:p>0.9129494121</text:p>
          </table:table-cell>
          <table:table-cell office:value-type="float" office:value="0.19402769790031" calcext:value-type="float">
            <text:p>0.1940276979</text:p>
          </table:table-cell>
          <table:table-cell office:value-type="float" office:value="0.111418029526249" calcext:value-type="float">
            <text:p>0.11141802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37914490373805" calcext:value-type="float">
            <text:p>0.3379144904</text:p>
          </table:table-cell>
          <table:table-cell office:value-type="float" office:value="0.236229518894106" calcext:value-type="float">
            <text:p>0.2362295189</text:p>
          </table:table-cell>
          <table:table-cell office:value-type="float" office:value="0.610319777857512" calcext:value-type="float">
            <text:p>0.6103197779</text:p>
          </table:table-cell>
          <table:table-cell office:value-type="float" office:value="0.754179074894637" calcext:value-type="float">
            <text:p>0.75417907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60158677119762" calcext:value-type="float">
            <text:p>0.2601586771</text:p>
          </table:table-cell>
          <table:table-cell office:value-type="float" office:value="0.0368613786995411" calcext:value-type="float">
            <text:p>0.0368613787</text:p>
          </table:table-cell>
          <table:table-cell office:value-type="float" office:value="0.099099334795028" calcext:value-type="float">
            <text:p>0.0990993348</text:p>
          </table:table-cell>
          <table:table-cell office:value-type="float" office:value="0.167345744092017" calcext:value-type="float">
            <text:p>0.16734574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96413872670382" calcext:value-type="float">
            <text:p>0.5964138727</text:p>
          </table:table-cell>
          <table:table-cell office:value-type="float" office:value="0.690672941273078" calcext:value-type="float">
            <text:p>0.6906729413</text:p>
          </table:table-cell>
          <table:table-cell office:value-type="float" office:value="0.050706927664578" calcext:value-type="float">
            <text:p>0.0507069277</text:p>
          </table:table-cell>
          <table:table-cell office:value-type="float" office:value="0.253991123754531" calcext:value-type="float">
            <text:p>0.2539911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75196516513824" calcext:value-type="float">
            <text:p>0.3751965165</text:p>
          </table:table-cell>
          <table:table-cell office:value-type="float" office:value="0.214103124570101" calcext:value-type="float">
            <text:p>0.2141031246</text:p>
          </table:table-cell>
          <table:table-cell office:value-type="float" office:value="0.704184930771589" calcext:value-type="float">
            <text:p>0.7041849308</text:p>
          </table:table-cell>
          <table:table-cell office:value-type="float" office:value="0.246395747177303" calcext:value-type="float">
            <text:p>0.2463957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54839677223936" calcext:value-type="float">
            <text:p>0.3548396772</text:p>
          </table:table-cell>
          <table:table-cell office:value-type="float" office:value="0.491878266213462" calcext:value-type="float">
            <text:p>0.4918782662</text:p>
          </table:table-cell>
          <table:table-cell office:value-type="float" office:value="0.915794576285407" calcext:value-type="float">
            <text:p>0.9157945763</text:p>
          </table:table-cell>
          <table:table-cell office:value-type="float" office:value="0.555354579351842" calcext:value-type="float">
            <text:p>0.55535457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97694773646072" calcext:value-type="float">
            <text:p>0.7976947736</text:p>
          </table:table-cell>
          <table:table-cell office:value-type="float" office:value="0.480560027062893" calcext:value-type="float">
            <text:p>0.4805600271</text:p>
          </table:table-cell>
          <table:table-cell office:value-type="float" office:value="0.979254216421396" calcext:value-type="float">
            <text:p>0.9792542164</text:p>
          </table:table-cell>
          <table:table-cell office:value-type="float" office:value="0.680623536929488" calcext:value-type="float">
            <text:p>0.6806235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18348738923669" calcext:value-type="float">
            <text:p>0.4183487389</text:p>
          </table:table-cell>
          <table:table-cell office:value-type="float" office:value="0.787268359214067" calcext:value-type="float">
            <text:p>0.7872683592</text:p>
          </table:table-cell>
          <table:table-cell office:value-type="float" office:value="0.483209111727774" calcext:value-type="float">
            <text:p>0.4832091117</text:p>
          </table:table-cell>
          <table:table-cell office:value-type="float" office:value="0.601684896508232" calcext:value-type="float">
            <text:p>0.601684896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AVERAGE([Multivariate_cor.B3:.B31])" office:value-type="float" office:value="0.463973770383745" calcext:value-type="float">
            <text:p>0.4639737704</text:p>
          </table:table-cell>
          <table:table-cell table:formula="of:=AVERAGE([Multivariate_cor.C3:.C31])" office:value-type="float" office:value="0.528682150524752" calcext:value-type="float">
            <text:p>0.5286821505</text:p>
          </table:table-cell>
          <table:table-cell table:formula="of:=AVERAGE([Multivariate_cor.D3:.D31])" office:value-type="float" office:value="0.608739704262979" calcext:value-type="float">
            <text:p>0.6087397043</text:p>
          </table:table-cell>
          <table:table-cell table:formula="of:=AVERAGE([Multivariate_cor.E3:.E31])" office:value-type="float" office:value="0.499110021909442" calcext:value-type="float">
            <text:p>0.4991100219</text:p>
          </table:table-cell>
          <table:table-cell table:number-columns-repeated="5"/>
        </table:table-row>
        <table:table-row table:style-name="ro1">
          <table:table-cell/>
          <table:table-cell table:formula="of:=STDEV([Multivariate_cor.B3:.B31])" office:value-type="float" office:value="0.229955446072782" calcext:value-type="float">
            <text:p>0.2299554461</text:p>
          </table:table-cell>
          <table:table-cell table:formula="of:=STDEV([Multivariate_cor.C3:.C31])" office:value-type="float" office:value="0.286469053896733" calcext:value-type="float">
            <text:p>0.2864690539</text:p>
          </table:table-cell>
          <table:table-cell table:formula="of:=STDEV([Multivariate_cor.D3:.D31])" office:value-type="float" office:value="0.286238297031891" calcext:value-type="float">
            <text:p>0.286238297</text:p>
          </table:table-cell>
          <table:table-cell table:formula="of:=STDEV([Multivariate_cor.E3:.E31])" office:value-type="float" office:value="0.275818620638602" calcext:value-type="float">
            <text:p>0.2758186206</text:p>
          </table:table-cell>
          <table:table-cell table:number-columns-repeated="5"/>
        </table:table-row>
      </table:table>
      <table:table table:name="Canonical Cor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6:40:52.4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akshaiah musunuru</meta:initial-creator>
    <meta:creation-date>2015-06-30T15:05:06.94</meta:creation-date>
    <dc:date>2016-03-01T17:18:04.163000000</dc:date>
    <meta:editing-duration>PT1H22M54S</meta:editing-duration>
    <meta:editing-cycles>18</meta:editing-cycles>
    <meta:generator>LibreOffice/5.0.5.2$Windows_x86 LibreOffice_project/55b006a02d247b5f7215fc6ea0fde844b30035b3</meta:generator>
    <meta:document-statistic meta:table-count="4" meta:cell-count="3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673cm"/>
    </style:style>
    <style:style style:name="P1" style:family="paragraph">
      <loext:graphic-properties draw:fill="none" draw:fill-color="#ffffff"/>
    </style:style>
  </office:automatic-styles>
  <office:body>
    <office:chart>
      <chart:chart svg:width="11.155cm" svg:height="7.571cm" xlink:href=".." xlink:type="simple" chart:class="chart:scatter" chart:style-name="ch1">
        <chart:legend chart:legend-position="end" svg:x="10.03cm" svg:y="3.486cm" style:legend-expansion="high" chart:style-name="ch2"/>
        <chart:plot-area chart:style-name="ch3" table:cell-range-address="Scatter_diagram.A11:Scatter_diagram.B32 Scatter_diagram.B10:Scatter_diagram.B10" chart:data-source-has-labels="row" svg:x="0.222cm" svg:y="0.965cm" svg:width="9.583cm" svg:height="6.453cm">
          <chartooo:coordinate-region svg:x="0.949cm" svg:y="1.164cm" svg:width="8.669cm" svg:height="6.0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catter_diagram.B11:Scatter_diagram.B32" chart:label-cell-address="Scatter_diagram.B10:Scatter_diagram.B10" chart:class="chart:scatter">
            <chart:domain table:cell-range-address="Scatter_diagram.A11:Scatter_diagram.A32"/>
            <chart:data-point chart:repeated="22"/>
          </chart:series>
          <chart:wall chart:style-name="ch7"/>
          <chart:floor chart:style-name="ch8"/>
        </chart:plot-area>
        <draw:frame draw:style-name="gr1" draw:text-style-name="P1" svg:width="1.89cm" svg:height="1.907cm" svg:x="4.978cm" svg:y="0.29cm">
          <draw:text-box>
            <text:p>r = $B$7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2</text:p>
                <draw:g>
                  <svg:desc>Scatter_diagram.B10:Scatter_diagram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catter_diagram.A11:Scatter_diagram.A32</svg:desc>
                </draw:g>
              </table:table-cell>
              <table:table-cell office:value-type="float" office:value="-4.04040404040404">
                <text:p>-4.04040404040404</text:p>
                <draw:g>
                  <svg:desc>Scatter_diagram.B11:Scatter_diagram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.02020202020202">
                <text:p>-2.02020202020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-9.09090909090909">
                <text:p>-9.090909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6.06060606060606">
                <text:p>-6.0606060606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2.02020202020202">
                <text:p>-2.02020202020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-9.09090909090909">
                <text:p>-9.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10.1010101010101">
                <text:p>-10.1010101010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-5.05050505050505">
                <text:p>-5.05050505050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-8.08080808080808">
                <text:p>-8.08080808080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-7.07070707070707">
                <text:p>-7.07070707070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-9.09090909090909">
                <text:p>-9.09090909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2.02020202020202">
                <text:p>-2.02020202020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-6.06060606060606">
                <text:p>-6.06060606060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-3.03030303030303">
                <text:p>-3.03030303030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-9.09090909090909">
                <text:p>-9.09090909090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-4.04040404040404">
                <text:p>-4.040404040404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-6.06060606060606">
                <text:p>-6.0606060606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-6.06060606060606">
                <text:p>-6.06060606060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-6.06060606060606">
                <text:p>-6.06060606060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-6.06060606060606">
                <text:p>-6.06060606060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-8.08080808080808">
                <text:p>-8.08080808080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674cm"/>
    </style:style>
    <style:style style:name="P1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</office:automatic-styles>
  <office:body>
    <office:chart>
      <chart:chart svg:width="12.212cm" svg:height="8.607cm" xlink:href=".." xlink:type="simple" chart:class="chart:scatter" chart:style-name="ch1">
        <chart:legend chart:legend-position="end" svg:x="9.949cm" svg:y="4.004cm" style:legend-expansion="high" chart:style-name="ch2"/>
        <chart:plot-area chart:style-name="ch3" table:cell-range-address="Scatter_diagram.A37:Scatter_diagram.B55 Scatter_diagram.B36:Scatter_diagram.B36" chart:data-source-has-labels="row" svg:x="0.43cm" svg:y="1.391cm" svg:width="10.228cm" svg:height="6.927cm">
          <chartooo:coordinate-region svg:x="1.051cm" svg:y="1.59cm" svg:width="9.42cm" svg:height="6.0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catter_diagram.B37:Scatter_diagram.B55" chart:label-cell-address="Scatter_diagram.B36:Scatter_diagram.B36" chart:class="chart:scatter">
            <chart:domain table:cell-range-address="Scatter_diagram.A37:Scatter_diagram.A55"/>
            <chart:data-point chart:repeated="19"/>
          </chart:series>
          <chart:wall chart:style-name="ch7"/>
          <chart:floor chart:style-name="ch8"/>
        </chart:plot-area>
        <draw:frame draw:style-name="gr1" draw:text-style-name="P1" svg:width="1.891cm" svg:height="0.674cm" svg:x="4.951cm" svg:y="0.318cm">
          <draw:text-box>
            <text:p><text:span text:style-name="T1">r = 0.99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catter_diagram.B36:Scatter_diagram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catter_diagram.A37:Scatter_diagram.A55</svg:desc>
                </draw:g>
              </table:table-cell>
              <table:table-cell office:value-type="float" office:value="NaN">
                <text:p>NaN</text:p>
                <draw:g>
                  <svg:desc>Scatter_diagram.B37:Scatter_diagram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